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_20_5944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none" draw:stroke-dash="Dashed_20__28_var_29__20_5938" svg:stroke-width="0.019cm" svg:stroke-color="#0075ba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38cm" fo:min-width="0.225cm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5939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38cm" fo:min-width="0.223cm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5940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38cm" fo:min-width="0.249cm" fo:padding-top="0cm" fo:padding-bottom="0cm" fo:padding-left="0cm" fo:padding-right="0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5941" svg:stroke-width="0.019cm" svg:stroke-color="#a43486" draw:marker-start="" draw:marker-start-width="0.213cm" draw:marker-start-center="false" draw:marker-end="" draw:marker-end-width="0.213cm" draw:marker-end-center="false" draw:fill="solid" draw:fill-color="#a43486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5942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vertical-align="middle" draw:auto-grow-height="false" fo:min-height="0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5943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vertical-align="middle" draw:auto-grow-height="false" fo:min-height="0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gr8" style:family="graphic" style:parent-style-name="standard">
      <style:graphic-properties draw:stroke="dash" draw:stroke-dash="Dashed_20__28_var_29__20_5945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a43486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solid" draw:fill-color="#a43486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color="#a43486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9.422cm" svg:y1="13.603cm" svg:x2="11.535cm" svg:y2="15.245cm">
            <text:p/>
          </draw:line>
          <draw:frame draw:style-name="gr2" draw:text-style-name="P3" draw:layer="layout" svg:width="0.225cm" svg:height="0.38cm" svg:x="9.493cm" svg:y="16.152cm">
            <draw:text-box>
              <text:p text:style-name="P2"><text:span text:style-name="T1">C</text:span></text:p>
            </draw:text-box>
          </draw:frame>
          <draw:frame draw:style-name="gr3" draw:text-style-name="P4" draw:layer="layout" svg:width="0.223cm" svg:height="0.38cm" svg:x="9.126cm" svg:y="13.144cm">
            <draw:text-box>
              <text:p text:style-name="P2"><text:span text:style-name="T2">A</text:span></text:p>
            </draw:text-box>
          </draw:frame>
          <draw:frame draw:style-name="gr4" draw:text-style-name="P3" draw:layer="layout" svg:width="0.249cm" svg:height="0.38cm" svg:x="11.551cm" svg:y="14.977cm">
            <draw:text-box>
              <text:p text:style-name="P2"><text:span text:style-name="T1">D</text:span></text:p>
            </draw:text-box>
          </draw:frame>
          <draw:line draw:style-name="gr5" draw:text-style-name="P5" draw:layer="layout" svg:x1="9.803cm" svg:y1="16.247cm" svg:x2="11.535cm" svg:y2="15.247cm">
            <text:p/>
          </draw:line>
          <draw:custom-shape draw:style-name="gr6" draw:text-style-name="P6" draw:layer="layout" svg:width="0.152cm" svg:height="0.152cm" svg:x="10.38cm" svg:y="14.32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7" draw:text-style-name="P6" draw:layer="layout" svg:width="0.151cm" svg:height="0.152cm" svg:x="9.526cm" svg:y="14.75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" draw:text-style-name="P1" draw:layer="layout" svg:x1="9.422cm" svg:y1="13.603cm" svg:x2="9.803cm" svg:y2="16.24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29cm" draw:dots2="1" draw:dots2-length="0.029cm" draw:distance="0.029cm"/>
    <draw:stroke-dash draw:name="Dashed_20__28_var_29__20_5945" draw:display-name="Dashed (var) 5945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1:31:59.898012734</meta:creation-date>
    <dc:date>2018-02-09T11:32:19.010681332</dc:date>
    <meta:editing-duration>PT19S</meta:editing-duration>
    <meta:editing-cycles>1</meta:editing-cycles>
    <meta:document-statistic meta:object-count="9"/>
    <meta:generator>LibreOffice/6.0.0.3$MacOSX_X86_64 LibreOffice_project/64a0f66915f38c6217de274f0aa8e15618924765</meta:generator>
  </office:meta>
</office:document-meta>
</file>